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Sans Serif" svg:font-family="'Microsoft Sans Serif', Tahoma"/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d65"/>
    </style:style>
    <style:style style:name="P2" style:family="paragraph" style:parent-style-name="Standard">
      <style:text-properties officeooo:rsid="0013ed65" officeooo:paragraph-rsid="0013ed65"/>
    </style:style>
    <style:style style:name="P3" style:family="paragraph" style:parent-style-name="Standard">
      <style:text-properties officeooo:rsid="0013ed65" officeooo:paragraph-rsid="0014e071"/>
    </style:style>
    <style:style style:name="P4" style:family="paragraph" style:parent-style-name="Standard">
      <style:text-properties officeooo:rsid="00144fc7" officeooo:paragraph-rsid="00144fc7"/>
    </style:style>
    <style:style style:name="P5" style:family="paragraph" style:parent-style-name="Standard">
      <style:text-properties officeooo:paragraph-rsid="0014e071"/>
    </style:style>
    <style:style style:name="P6" style:family="paragraph" style:parent-style-name="Standard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7" style:family="paragraph" style:parent-style-name="Standard">
      <style:text-properties fo:font-variant="normal" fo:text-transform="none" fo:color="#999999" style:font-name="segoe ui" fo:font-size="8.25pt" fo:letter-spacing="normal" fo:font-style="normal" fo:font-weight="normal" officeooo:paragraph-rsid="00144fc7"/>
    </style:style>
    <style:style style:name="P8" style:family="paragraph" style:parent-style-name="Standard">
      <style:text-properties fo:font-variant="normal" fo:text-transform="none" fo:color="#333333" style:font-name="segoe ui" fo:font-size="10.5pt" fo:letter-spacing="normal" fo:font-style="normal" fo:font-weight="normal" officeooo:paragraph-rsid="001511ab"/>
    </style:style>
    <style:style style:name="P9" style:family="paragraph" style:parent-style-name="Standard">
      <style:text-properties officeooo:rsid="001511ab" officeooo:paragraph-rsid="001511ab"/>
    </style:style>
    <style:style style:name="P10" style:family="paragraph" style:parent-style-name="Standard">
      <style:text-properties officeooo:rsid="001511ab" officeooo:paragraph-rsid="0015ae53"/>
    </style:style>
    <style:style style:name="P11" style:family="paragraph" style:parent-style-name="Standard">
      <style:text-properties officeooo:paragraph-rsid="001820e5"/>
    </style:style>
    <style:style style:name="P12" style:family="paragraph" style:parent-style-name="Standard">
      <style:text-properties officeooo:rsid="001d0931" officeooo:paragraph-rsid="001d0931"/>
    </style:style>
    <style:style style:name="P13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14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paragraph-rsid="0015ae53"/>
    </style:style>
    <style:style style:name="P15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rsid="0015ae53" officeooo:paragraph-rsid="0015ae53"/>
    </style:style>
    <style:style style:name="P16" style:family="paragraph" style:parent-style-name="Heading_20_4">
      <style:text-properties fo:font-variant="normal" fo:text-transform="none" fo:color="#7f8c8d" style:font-name="segoe ui" fo:font-size="10.5pt" fo:letter-spacing="normal" fo:font-style="normal" fo:font-weight="normal" officeooo:paragraph-rsid="0015ae53"/>
    </style:style>
    <style:style style:name="P17" style:family="paragraph" style:parent-style-name="Heading_20_4">
      <style:text-properties fo:font-variant="normal" fo:text-transform="none" fo:color="#333333" style:text-line-through-style="none" style:text-line-through-type="none" style:font-name="segoe ui" fo:font-size="10.5pt" fo:letter-spacing="normal" fo:font-style="normal" style:text-underline-style="none" fo:font-weight="normal" officeooo:rsid="0015ae53" officeooo:paragraph-rsid="0015ae53" style:text-blinking="false" fo:background-color="transparent"/>
    </style:style>
    <style:style style:name="P18" style:family="paragraph" style:parent-style-name="Table_20_Contents">
      <style:text-properties style:font-name="Microsoft Sans Serif" fo:font-size="8pt"/>
    </style:style>
    <style:style style:name="T1" style:family="text">
      <style:text-properties officeooo:rsid="0013ed65"/>
    </style:style>
    <style:style style:name="T2" style:family="text">
      <style:text-properties officeooo:rsid="00144fc7"/>
    </style:style>
    <style:style style:name="T3" style:family="text">
      <style:text-properties officeooo:rsid="001511ab"/>
    </style:style>
    <style:style style:name="T4" style:family="text">
      <style:text-properties fo:color="#333333"/>
    </style:style>
    <style:style style:name="T5" style:family="text">
      <style:text-properties fo:color="#333333" fo:font-size="10.5pt"/>
    </style:style>
    <style:style style:name="T6" style:family="text">
      <style:text-properties fo:color="#333333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color="#333333" style:text-line-through-style="none" style:text-line-through-type="none" style:text-underline-style="none" officeooo:rsid="0015ae53" style:text-blinking="false" fo:background-color="transparent" loext:char-shading-value="0"/>
    </style:style>
    <style:style style:name="T8" style:family="text">
      <style:text-properties fo:color="#333333" style:text-line-through-style="none" style:text-line-through-type="none" style:text-underline-style="none" officeooo:rsid="001511ab" style:text-blinking="false" fo:background-color="transparent" loext:char-shading-value="0"/>
    </style:style>
    <style:style style:name="T9" style:family="text">
      <style:text-properties fo:color="#333333" style:text-line-through-style="none" style:text-line-through-type="none" style:font-name="Microsoft Sans Serif" fo:font-size="7.5pt" style:text-underline-style="none" style:text-blinking="false" fo:background-color="transparent" loext:char-shading-value="0"/>
    </style:style>
    <style:style style:name="T10" style:family="text">
      <style:text-properties fo:color="#333333" style:text-line-through-style="none" style:text-line-through-type="none" style:font-name="Microsoft Sans Serif" fo:font-size="7.5pt" style:text-underline-style="none" officeooo:rsid="001511ab" style:text-blinking="false" fo:background-color="transparent" loext:char-shading-value="0"/>
    </style:style>
    <style:style style:name="T11" style:family="text">
      <style:text-properties fo:color="#333333" style:text-line-through-style="none" style:text-line-through-type="none" style:font-name="Microsoft Sans Serif" fo:font-size="8pt" style:text-underline-style="none" officeooo:rsid="001511ab" style:text-blinking="false" fo:background-color="transparent" loext:char-shading-value="0"/>
    </style:style>
    <style:style style:name="T12" style:family="text">
      <style:text-properties fo:color="#333333" style:text-line-through-style="none" style:text-line-through-type="none" style:font-name="Microsoft Sans Serif" fo:font-size="8pt" style:text-underline-style="none" officeooo:rsid="001c12d6" style:text-blinking="false" fo:background-color="transparent" loext:char-shading-value="0"/>
    </style:style>
    <style:style style:name="T13" style:family="text">
      <style:text-properties fo:font-variant="normal" fo:text-transform="none" fo:color="#7f8c8d" style:font-name="segoe ui" fo:font-size="10.5pt" fo:letter-spacing="normal" fo:font-style="normal" fo:font-weight="normal"/>
    </style:style>
    <style:style style:name="T14" style:family="text">
      <style:text-properties fo:font-variant="normal" fo:text-transform="none" fo:color="#333333" style:font-name="segoe ui" fo:font-size="10.5pt" fo:letter-spacing="normal" fo:font-style="normal" fo:font-weight="normal"/>
    </style:style>
    <style:style style:name="T15" style:family="text">
      <style:text-properties fo:color="#7f8c8d" officeooo:rsid="001511ab"/>
    </style:style>
    <style:style style:name="T16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style:text-line-through-style="none" style:text-line-through-type="none" style:text-underline-style="none" officeooo:rsid="001511ab" style:text-blinking="false" fo:background-color="transparent" loext:char-shading-value="0"/>
    </style:style>
    <style:style style:name="T18" style:family="text">
      <style:text-properties officeooo:rsid="0015ae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2">Хүүхдүүд дээр нь бичнэ.</text:p>
      <text:p text:style-name="P12">On delete cascade – эцэгтэйгээ цуг устана</text:p>
      <text:p text:style-name="P12">on delete cascade restrict – эцэг нь ганцаарай устаж болно</text:p>
      <text:p text:style-name="P12">default утгаараа эцгийг усгахын тулд хүүхдийн эхлээд устгасан байх шаардлагатай</text:p>
      <text:p text:style-name="P3"/>
      <text:p text:style-name="P3">Create table program(</text:p>
      <text:p text:style-name="P3"><text:tab/>programIndex varchar(8) not null unique,</text:p>
      <text:p text:style-name="P3"><text:tab/>programName varchar(50) not null,</text:p>
      <text:p text:style-name="P3"><text:tab/>issuedDate date not null,</text:p>
      <text:p text:style-name="P3"><text:tab/><text:span text:style-name="T2">constraint PK_Program primary key(</text:span>programIndex<text:span text:style-name="T2">)</text:span></text:p>
      <text:p text:style-name="P3">)</text:p>
      <text:p text:style-name="P3"/>
      <text:p text:style-name="Standard">create table student (</text:p>
      <text:p text:style-name="Standard"><text:s text:c="4"/>studentID varchar(15) not null UNIQUE,</text:p>
      <text:p text:style-name="Standard"><text:s text:c="4"/>lastName varchar(20) not null,</text:p>
      <text:p text:style-name="Standard"><text:s text:c="4"/>firstName varchar(20) not null,</text:p>
      <text:p text:style-name="Standard"><text:s text:c="4"/>gender enum('m','f') not null,</text:p>
      <text:p text:style-name="Standard"><text:s text:c="4"/>dob date not null,</text:p>
      <text:p text:style-name="Standard"><text:s text:c="4"/>programIndex varchar<text:span text:style-name="T1">(8)</text:span> not null,</text:p>
      <text:p text:style-name="Standard"><text:s text:c="4"/>password varchar(32) not null,</text:p>
      <text:p text:style-name="Standard"><text:s text:c="4"/>constraint PK_Student primary key(studentID),</text:p>
      <text:p text:style-name="P11"><text:s text:c="4"/>constraint FK_StudentProgramIndex foreign key(programIndex) </text:p>
      <text:p text:style-name="P11"><text:s text:c="6"/>references program(<text:span text:style-name="T1">programIndex</text:span>) </text:p>
      <text:p text:style-name="Standard">);</text:p>
      <text:p text:style-name="P1"/>
      <text:p text:style-name="P2"/>
      <text:p text:style-name="P2">create table course (</text:p>
      <text:p text:style-name="P2"><text:tab/>courseIndex varchar(8) <text:span text:style-name="T2">unique not null,</text:span></text:p>
      <text:p text:style-name="P2"><text:tab/><text:span text:style-name="T2">courseName varchar(50) not null,</text:span></text:p>
      <text:p text:style-name="P2"><text:tab/><text:span text:style-name="T2">courseCredit tinyint not null,</text:span></text:p>
      <text:p text:style-name="P2"><text:tab/><text:span text:style-name="T2">constraint PK_course primary key(courseIndex)</text:span></text:p>
      <text:p text:style-name="P2">)</text:p>
      <text:p text:style-name="P2"/>
      <text:p text:style-name="P4">create table courseTakenHistory(</text:p>
      <text:p text:style-name="P4"><text:tab/>studentID varchar(15) not null,</text:p>
      <text:p text:style-name="P4"><text:tab/>courseIndex varchar(8) not null,</text:p>
      <text:p text:style-name="P4"><text:tab/>takenDate date not null,</text:p>
      <text:p text:style-name="P4"><text:tab/>constraint FK_courseTakenHistoryStudentID foreign key(studentID) </text:p>
      <text:p text:style-name="P4"><text:s text:c="12"/>references student(studentID),</text:p>
      <text:p text:style-name="P4"><text:tab/>constraint FK_courseTakenHistoryCourseIndex foreign key(courseIndex)</text:p>
      <text:p text:style-name="P4"><text:tab/> <text:s text:c="2"/>references course(courseIndex)</text:p>
      <text:p text:style-name="P4">)</text:p>
      <text:p text:style-name="P4"/>
      <text:p text:style-name="P4">insert into program(programIndex, programName, issuedDate) values</text:p>
      <text:p text:style-name="P9">("<text:span text:style-name="T13">D061301</text:span>","<text:span text:style-name="T14">Компьютерийн ухаан</text:span>","<text:span text:style-name="T18">2014-06-01</text:span>"),</text:p>
      <text:p text:style-name="P10">("<text:span text:style-name="T13">D061302</text:span>","<text:span text:style-name="T14">Програм хангамж </text:span>","<text:span text:style-name="T18">2014-06-01</text:span>"),</text:p>
      <text:p text:style-name="P10">("<text:span text:style-name="T13">D061303</text:span>","<text:span text:style-name="T14">Мэдээллийн систем </text:span>","<text:span text:style-name="T18">2014-06-01</text:span>"),</text:p>
      <text:p text:style-name="P10">("<text:span text:style-name="T13">D061304</text:span>","<text:span text:style-name="T14">Мэдээллийн технологи</text:span>","<text:span text:style-name="T18">2014-06-01</text:span>");</text:p>
      <text:p text:style-name="P4"/>
      <text:p text:style-name="P7"><text:span text:style-name="T2">D 061301 - </text:span><text:span text:style-name="T5">Компьютерийн ухаан</text:span></text:p>
      <text:p text:style-name="P6"><text:span text:style-name="T3">D061302 – </text:span><text:span text:style-name="T4">Програм хангамж </text:span></text:p>
      <text:p text:style-name="P8"><text:span text:style-name="T15">D061303 - </text:span>Мэдээллийн систем</text:p>
      <text:p text:style-name="P6"><text:soft-page-break/><text:span text:style-name="T3">D061304 - </text:span><text:span text:style-name="T4">Мэдээллийн технологи </text:span></text:p>
      <text:p text:style-name="P8"/>
      <text:p text:style-name="P8"/>
      <text:h text:style-name="P17" text:outline-level="4">insert into course(courseIndex, courseName, courseCredit) values</text:h>
      <text:h text:style-name="P16" text:outline-level="4"><text:span text:style-name="T7">(</text:span><text:span text:style-name="T8">"</text:span><text:a xlink:type="simple" xlink:href="https://sisi.num.edu.mn/sisi_v4/modules/student/home.htm#collapse26064" text:style-name="Internet_20_link" text:visited-style-name="Visited_20_Internet_20_Link"><text:span text:style-name="T17">ICSI301</text:span></text:a><text:span text:style-name="T8">","</text:span><text:span text:style-name="T10">Веб програмчлал</text:span><text:span text:style-name="T8">",</text:span><text:span text:style-name="T7">3),</text:span></text:h>
      <text:h text:style-name="P16" text:outline-level="4"><text:span text:style-name="T7">(</text:span><text:span text:style-name="T8">"</text:span><text:span text:style-name="T11">ICSI202</text:span><text:span text:style-name="T8">","</text:span><text:span text:style-name="T11">Өгөгдлийн бүтэц</text:span><text:span text:style-name="T8">",</text:span><text:span text:style-name="T7">3),</text:span></text:h>
      <text:h text:style-name="P16" text:outline-level="4"><text:span text:style-name="T7">(</text:span><text:span text:style-name="T8">"</text:span><text:span text:style-name="T11">ICSI432</text:span><text:span text:style-name="T8">","</text:span><text:span text:style-name="T11">Компьютер график</text:span><text:span text:style-name="T8">",</text:span><text:span text:style-name="T7">3),</text:span></text:h>
      <text:h text:style-name="P16" text:outline-level="4"><text:span text:style-name="T7">(</text:span><text:span text:style-name="T8">"</text:span><text:span text:style-name="T11">ICSI203</text:span><text:span text:style-name="T8">","</text:span><text:span text:style-name="T11">Магадлал статистик</text:span><text:span text:style-name="T8">",</text:span><text:span text:style-name="T7">3),</text:span></text:h>
      <text:h text:style-name="P16" text:outline-level="4"><text:span text:style-name="T7">(</text:span><text:span text:style-name="T8">"</text:span><text:span text:style-name="T11">ICSI201</text:span><text:span text:style-name="T8">","</text:span><text:span text:style-name="T11">Объект хандлагат програмчлал</text:span><text:span text:style-name="T8">",</text:span><text:span text:style-name="T7">3),</text:span></text:h>
      <text:h text:style-name="P16" text:outline-level="4"><text:span text:style-name="T7">(</text:span><text:span text:style-name="T8">"</text:span><text:span text:style-name="T11">CSII20</text:span><text:span text:style-name="T12">3</text:span><text:span text:style-name="T8">","</text:span><text:span text:style-name="T11">Интернэт технологийн үндэс</text:span><text:span text:style-name="T8">",</text:span><text:span text:style-name="T7">3),</text:span></text:h>
      <text:p text:style-name="P14"><text:span text:style-name="T7">(</text:span><text:span text:style-name="T8">"</text:span><text:span text:style-name="T11">CSII200</text:span><text:span text:style-name="T8">","</text:span><text:span text:style-name="T11">Алгоритмын үндэс</text:span><text:span text:style-name="T8">",</text:span><text:span text:style-name="T7">3),</text:span></text:p>
      <text:h text:style-name="P16" text:outline-level="4"><text:span text:style-name="T7">(</text:span><text:span text:style-name="T8">"</text:span><text:span text:style-name="T11">CSII202</text:span><text:span text:style-name="T8">","</text:span><text:span text:style-name="T11">Өгөгдлийн сангийн үндэс</text:span><text:span text:style-name="T8">",</text:span><text:span text:style-name="T7">3);</text:span></text:h>
      <text:p text:style-name="P15">insert into student values</text:p>
      <text:p text:style-name="P15">("16b1seas3369","Temuujin","Ya","m","1998-01-01","D061302","123456"),</text:p>
      <text:p text:style-name="P15">("15b1seas3370","Steve","Jobs","m","1997-08-02","D061302","123456"),</text:p>
      <text:p text:style-name="P15">("15b1seas3371","Bill","Gates","m","1997-02-03","D061301","123456"),</text:p>
      <text:p text:style-name="P15">("14b1seas0072","Rentsendorj","Javkhlan","m","1996-05-06","D061303","123456"),</text:p>
      <text:p text:style-name="P15">("16b1seas3373","San","Sakura","f","1998-05-06","D061303","123456"),</text:p>
      <text:p text:style-name="P15">("16b1seas3372","Uzumaki","Naruto","m","1998-08-05","D061304","123456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Sans Serif" svg:font-family="'Microsoft Sans Serif', Tahoma"/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3:06:35.725733618</meta:creation-date>
    <dc:date>2018-10-21T14:41:43.688222973</dc:date>
    <meta:editing-duration>PT1H21M45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2" meta:paragraph-count="62" meta:word-count="211" meta:character-count="2460" meta:non-whitespace-character-count="2232"/>
  </office:meta>
</office:document-meta>
</file>